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2000004B2FEE63B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Heading_20_1" style:master-page-name="Standard"/>
    <style:style style:name="P25" style:family="paragraph" style:parent-style-name="Text_20_body" style:list-style-name="L2"/>
    <style:style style:name="P26" style:family="paragraph" style:parent-style-name="Illustration">
      <style:paragraph-properties fo:text-align="center" style:justify-single-word="false"/>
    </style:style>
    <style:style style:name="P2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28" style:family="paragraph">
      <style:paragraph-properties fo:margin-left="0cm" fo:margin-right="0cm" fo:margin-top="0cm" fo:margin-bottom="0cm" fo:line-height="100%" fo:text-align="center" text:enable-numbering="false" fo:text-indent="0cm"/>
    </style:style>
    <style:style style:name="P29" style:family="paragraph" style:parent-style-name="Text_20_body" style:list-style-name="L3"/>
    <style:style style:name="P3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1" style:family="paragraph">
      <style:paragraph-properties fo:margin-left="0cm" fo:margin-right="0cm" fo:margin-top="0cm" fo:margin-bottom="0cm" fo:line-height="100%" fo:text-align="center" text:enable-numbering="false" fo:text-indent="0cm"/>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2" style:family="paragraph" style:parent-style-name="Text_20_body" style:list-style-name="L4"/>
    <style:style style:name="P33" style:family="paragraph" style:parent-style-name="Text_20_body">
      <style:text-properties fo:font-style="normal" style:font-style-asian="normal" style:font-style-complex="normal"/>
    </style:style>
    <style:style style:name="P34" style:family="paragraph" style:parent-style-name="Text_20_body" style:list-style-name="L5"/>
    <style:style style:name="P35" style:family="paragraph" style:parent-style-name="Section_20_Title" style:master-page-name="Standard"/>
    <style:style style:name="P36" style:family="paragraph" style:parent-style-name="Glossary_20_Title" style:master-page-name="Standard">
      <style:paragraph-properties fo:break-before="page"/>
    </style:style>
    <style:style style:name="P37"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6" style:family="text">
      <style:text-properties style:use-window-font-color="true" style:text-outline="false" style:text-line-through-style="none" style:font-name="Bitstream Vera Sans3" fo:font-size="10pt" fo:font-style="italic"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7" style:family="text">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8" style:family="text">
      <style:text-properties fo:font-style="italic" style:font-style-asian="italic" style:font-style-complex="italic"/>
    </style:style>
    <style:style style:name="T9" style:family="text">
      <style:text-properties style:font-name="Century Schoolbook L" fo:font-style="italic" style:font-style-asian="italic" style:font-style-complex="italic"/>
    </style:style>
    <style:style style:name="T10" style:family="text">
      <style:text-properties style:text-position="sub 58%" style:font-name="Century Schoolbook L"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style:text-position="0% 100%" style:font-name="OpenSymbol" fo:font-size="14pt" fo:font-style="normal" style:font-name-asian="OpenSymbol" style:font-size-asian="14pt" style:font-style-asian="normal" style:font-name-complex="OpenSymbol" style:font-size-complex="14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0000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101cm" svg:stroke-color="#000000" draw:marker-start="" draw:marker-start-width="0cm" draw:marker-start-center="false" draw:marker-end="Arrow" draw:marker-end-width="0.3cm" draw:marker-end-center="false" draw:fill="solid" draw:fill-color="#ffff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Line_20_Arrow"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Square_20_45"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99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RIA" text:name="metainfo_corpauthor1_orgname"/>
        <text:user-field-decl office:value-type="string" office:string-value="Umlaut : Architecture Guide" text:name="metainfo_title"/>
        <text:user-field-decl office:value-type="string" office:string-value="... and Developer Guid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the architecture of the Umlaut UML2 tool. It intends to be a reference manual for anybody who want to understand the Umlaut internals and contribute to this tool. "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3/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Architecture Guide</text:user-field-get></text:p>
          <text:p text:style-name="Standard"/>
          <text:p text:style-name="Standard"/>
          <text:p text:style-name="Subtitle"><text:user-field-get text:name="metainfo_subtitle">... and Developer Guide</text:user-field-get></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Architecture Guide</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 and Developer Guide</text:user-field-get></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3/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the architecture of the Umlaut UML2 tool. It intends to be a reference manual for anybody who want to understand the Umlaut internals and contribute to this tool. </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TODO *****************</text:span></text:p>
        <text:p text:style-name="Important"><text:span text:style-name="T1">Umlaut tool is an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text:tab/>9</text:p>
            <text:p text:style-name="P22">1.1 Presentation<text:tab/>9</text:p>
            <text:p text:style-name="P22">1.2 First sample<text:tab/>9</text:p>
            <text:p text:style-name="P22">1.3 Global view<text:tab/>9</text:p>
            <text:p text:style-name="P23">1.3.1 Architecture<text:tab/>9</text:p>
            <text:p text:style-name="P23">1.3.2 State Machines features<text:tab/>9</text:p>
            <text:p text:style-name="P23">1.3.3 Simulation<text:tab/>9</text:p>
            <text:p text:style-name="P23">1.3.4 Code generation for CADP tools Suite<text:tab/>9</text:p>
            <text:p text:style-name="P21">2 Generated Eiffel code analysis<text:tab/>9</text:p>
            <text:p text:style-name="P21">3 Advanced features<text:tab/>9</text:p>
            <text:p text:style-name="P21">Appendices<text:tab/>10</text:p>
          </text:index-body>
        </text:table-of-content>
        <text:p text:style-name="Text_20_body"/>
        <text:p text:style-name="Text_20_body"/>
      </text:section>
      <text:section text:style-name="Sect1" text:name="introduction" text:display="none">
        <text:p text:style-name="P18"/>
      </text:section>
      <text:h text:style-name="P24" text:outline-level="1">Introduction to Umlaut</text:h>
      <text:p text:style-name="Text_20_body">Validate the conformance of an implementation to the specification is the general goal of the tests. The main objective is introduction of formal methods in the mainstream of software design industry for proving, without introducing constraints and language changes. So we choice for Umlaut the UML diagrams as input, as UML is becoming the general reference for software specification in the industry.</text:p>
      <text:h text:style-name="Heading_20_2" text:outline-level="2">Presentation</text:h>
      <text:p text:style-name="Text_20_body">Umlaut is a general set of tools to manipulate UML2 models in the Kermeta environment.</text:p>
      <text:p text:style-name="Text_20_body">TODO : more presentation.....</text:p>
      <text:h text:style-name="Heading_20_2" text:outline-level="2">First sample</text:h>
      <text:p text:style-name="Text_20_body">TODO : bicycle example .......</text:p>
      <text:h text:style-name="Heading_20_2" text:outline-level="2">Global view</text:h>
      <text:p text:style-name="Text_20_body">TODO .....</text:p>
      <text:h text:style-name="Heading_20_3" text:outline-level="3">Architecture</text:h>
      <text:p text:style-name="Text_20_body">Umlaut is design in a cascading tools suite, operating successive treatments on the initial model, to obtain some useful results :</text:p>
      <text:list text:style-name="L2">
        <text:list-item>
          <text:p text:style-name="P25">a simulation of the model, which could be hold by the modeler to test his specification, in the Kermeta environment.</text:p>
        </text:list-item>
        <text:list-item>
          <text:p text:style-name="P25">A set of Eiffel classes, as an input for the CADP tools suite.</text:p>
        </text:list-item>
      </text:list>
      <text:p text:style-name="Text_20_body"><draw:frame draw:style-name="fr1" draw:name="Cadre2" text:anchor-type="paragraph" svg:y="1.774cm" svg:width="16.203cm" draw:z-index="2"><draw:text-box fo:min-height="11.744cm"><text:p text:style-name="P26"><draw:g text:anchor-type="paragraph" draw:z-index="3" draw:style-name="gr1"><draw:polygon draw:style-name="gr2" draw:text-style-name="P27" svg:width="0.385cm" svg:height="0.705cm" svg:x="3.115cm" svg:y="10.931cm" svg:viewBox="0 0 386 706" draw:points="0,669 0,0 385,351 0,704 0,688"><text:p/></draw:polygon><draw:g draw:style-name="gr3" draw:id="id13"><draw:custom-shape draw:style-name="gr4" draw:text-style-name="P27" svg:width="2.659cm" svg:height="2.89cm" svg:x="0.002cm" svg:y="0.566cm"><text:p/><draw:enhanced-geometry svg:viewBox="0 0 21600 21600" draw:type="rectangle" draw:enhanced-path="M 0 0 L 21600 0 21600 21600 0 21600 0 0 Z N"/></draw:custom-shape><draw:custom-shape draw:style-name="gr5" draw:text-style-name="P27" svg:width="1.751cm" svg:height="0.567cm" svg:x="0.004cm" svg:y="0cm"><text:p text:style-name="P28"><text:span text:style-name="T4">Input model</text:span></text:p><draw:enhanced-geometry svg:viewBox="0 0 21600 21600" draw:type="rectangle" draw:enhanced-path="M 0 0 L 21600 0 21600 21600 0 21600 0 0 Z N"/></draw:custom-shape><draw:custom-shape draw:style-name="gr6" draw:text-style-name="P27" draw:id="id1" svg:width="0.699cm" svg:height="0.742cm" svg:x="0.178cm" svg:y="1.764cm"><text:p/><draw:enhanced-geometry svg:viewBox="0 0 21600 21600" draw:glue-points="10800 0 0 10800 10800 21600 21600 10800" draw:text-areas="5400 5400 16200 16200" draw:type="diamond" draw:enhanced-path="M 10800 0 L 21600 10800 10800 21600 0 10800 10800 0 Z N"/></draw:custom-shape><draw:custom-shape draw:style-name="gr7" draw:text-style-name="P27" draw:id="id2" svg:width="0.839cm" svg:height="0.528cm" svg:x="1.683cm" svg:y="2.185cm"><text:p/><draw:enhanced-geometry svg:viewBox="0 0 21600 21600" draw:glue-points="10800 0 3160 3160 0 10800 3160 18440 10800 21600 18440 18440 21600 10800 18440 3160" draw:text-areas="3200 3200 18400 18400" draw:type="ellipse"/></draw:custom-shape><draw:custom-shape draw:style-name="gr8" draw:text-style-name="P27" draw:id="id3" svg:width="0.913cm" svg:height="0.421cm" svg:x="0.843cm" svg:y="2.752cm"><text:p/><draw:enhanced-geometry svg:viewBox="0 0 21600 21600" draw:type="rectangle" draw:enhanced-path="M 0 0 L 21600 0 21600 21600 0 21600 0 0 Z N"/></draw:custom-shape><draw:connector draw:style-name="gr9" draw:text-style-name="P27" svg:x1="0.877cm" svg:y1="2.133cm" svg:x2="2.101cm" svg:y2="2.188cm" draw:start-shape="id1" draw:start-glue-point="7" draw:end-shape="id2" draw:end-glue-point="4"><text:p/></draw:connector><draw:connector draw:style-name="gr9" draw:text-style-name="P27" svg:x1="0.526cm" svg:y1="2.501cm" svg:x2="0.845cm" svg:y2="2.963cm" draw:start-shape="id1" draw:start-glue-point="6" draw:end-shape="id3" draw:end-glue-point="3"><text:p/></draw:connector><draw:connector draw:style-name="gr9" draw:text-style-name="P27" svg:x1="2.101cm" svg:y1="2.713cm" svg:x2="1.755cm" svg:y2="2.963cm" draw:start-shape="id2" draw:start-glue-point="8" draw:end-shape="id3" draw:end-glue-point="1"><text:p/></draw:connector></draw:g><draw:g draw:style-name="gr3" draw:id="id14"><draw:custom-shape draw:style-name="gr4" draw:text-style-name="P27" svg:width="2.662cm" svg:height="2.894cm" svg:x="3.357cm" svg:y="3.138cm"><text:p/><draw:enhanced-geometry svg:viewBox="0 0 21600 21600" draw:type="rectangle" draw:enhanced-path="M 0 0 L 21600 0 21600 21600 0 21600 0 0 Z N"/></draw:custom-shape><draw:custom-shape draw:style-name="gr5" draw:text-style-name="P27" svg:width="2.103cm" svg:height="0.567cm" svg:x="3.357cm" svg:y="2.574cm"><text:p text:style-name="P28"><text:span text:style-name="T4">reified model</text:span></text:p><draw:enhanced-geometry svg:viewBox="0 0 21600 21600" draw:type="rectangle" draw:enhanced-path="M 0 0 L 21600 0 21600 21600 0 21600 0 0 Z N"/></draw:custom-shape><draw:custom-shape draw:style-name="gr6" draw:text-style-name="P27" draw:id="id4" svg:width="0.703cm" svg:height="0.74cm" svg:x="3.533cm" svg:y="4.337cm"><text:p/><draw:enhanced-geometry svg:viewBox="0 0 21600 21600" draw:glue-points="10800 0 0 10800 10800 21600 21600 10800" draw:text-areas="5400 5400 16200 16200" draw:type="diamond" draw:enhanced-path="M 10800 0 L 21600 10800 10800 21600 0 10800 10800 0 Z N"/></draw:custom-shape><draw:custom-shape draw:style-name="gr7" draw:text-style-name="P27" draw:id="id5" svg:width="0.84cm" svg:height="0.528cm" svg:x="5.036cm" svg:y="4.759cm"><text:p/><draw:enhanced-geometry svg:viewBox="0 0 21600 21600" draw:glue-points="10800 0 3160 3160 0 10800 3160 18440 10800 21600 18440 18440 21600 10800 18440 3160" draw:text-areas="3200 3200 18400 18400" draw:type="ellipse"/></draw:custom-shape><draw:custom-shape draw:style-name="gr8" draw:text-style-name="P27" draw:id="id6" svg:width="0.913cm" svg:height="0.424cm" svg:x="4.198cm" svg:y="5.323cm"><text:p/><draw:enhanced-geometry svg:viewBox="0 0 21600 21600" draw:type="rectangle" draw:enhanced-path="M 0 0 L 21600 0 21600 21600 0 21600 0 0 Z N"/></draw:custom-shape><draw:connector draw:style-name="gr9" draw:text-style-name="P27" svg:x1="4.235cm" svg:y1="4.706cm" svg:x2="5.456cm" svg:y2="4.761cm" draw:start-shape="id4" draw:start-glue-point="7" draw:end-shape="id5" draw:end-glue-point="4"><text:p/></draw:connector><draw:connector draw:style-name="gr9" draw:text-style-name="P27" svg:x1="3.883cm" svg:y1="5.076cm" svg:x2="4.201cm" svg:y2="5.536cm" draw:start-shape="id4" draw:start-glue-point="6" draw:end-shape="id6" draw:end-glue-point="3"><text:p/></draw:connector><draw:connector draw:style-name="gr9" draw:text-style-name="P27" svg:x1="5.456cm" svg:y1="5.286cm" svg:x2="5.11cm" svg:y2="5.536cm" draw:start-shape="id5" draw:start-glue-point="8" draw:end-shape="id6" draw:end-glue-point="1"><text:p/></draw:connector></draw:g><draw:g draw:style-name="gr3" draw:id="id15"><draw:custom-shape draw:style-name="gr4" draw:text-style-name="P27" svg:width="2.661cm" svg:height="2.892cm" svg:x="6.645cm" svg:y="5.396cm"><text:p/><draw:enhanced-geometry svg:viewBox="0 0 21600 21600" draw:type="rectangle" draw:enhanced-path="M 0 0 L 21600 0 21600 21600 0 21600 0 0 Z N"/></draw:custom-shape><draw:custom-shape draw:style-name="gr5" draw:text-style-name="P27" svg:width="2.133cm" svg:height="0.565cm" svg:x="6.647cm" svg:y="4.831cm"><text:p text:style-name="P28"><text:span text:style-name="T4">executable model</text:span></text:p><draw:enhanced-geometry svg:viewBox="0 0 21600 21600" draw:type="rectangle" draw:enhanced-path="M 0 0 L 21600 0 21600 21600 0 21600 0 0 Z N"/></draw:custom-shape><draw:custom-shape draw:style-name="gr6" draw:text-style-name="P27" draw:id="id7" svg:width="0.701cm" svg:height="0.74cm" svg:x="6.821cm" svg:y="6.595cm"><text:p/><draw:enhanced-geometry svg:viewBox="0 0 21600 21600" draw:glue-points="10800 0 0 10800 10800 21600 21600 10800" draw:text-areas="5400 5400 16200 16200" draw:type="diamond" draw:enhanced-path="M 10800 0 L 21600 10800 10800 21600 0 10800 10800 0 Z N"/></draw:custom-shape><draw:custom-shape draw:style-name="gr7" draw:text-style-name="P27" draw:id="id8" svg:width="0.84cm" svg:height="0.53cm" svg:x="8.324cm" svg:y="7.015cm"><text:p/><draw:enhanced-geometry svg:viewBox="0 0 21600 21600" draw:glue-points="10800 0 3160 3160 0 10800 3160 18440 10800 21600 18440 18440 21600 10800 18440 3160" draw:text-areas="3200 3200 18400 18400" draw:type="ellipse"/></draw:custom-shape><draw:custom-shape draw:style-name="gr8" draw:text-style-name="P27" draw:id="id9" svg:width="0.911cm" svg:height="0.422cm" svg:x="7.488cm" svg:y="7.581cm"><text:p/><draw:enhanced-geometry svg:viewBox="0 0 21600 21600" draw:type="rectangle" draw:enhanced-path="M 0 0 L 21600 0 21600 21600 0 21600 0 0 Z N"/></draw:custom-shape><draw:connector draw:style-name="gr9" draw:text-style-name="P27" svg:x1="7.521cm" svg:y1="6.964cm" svg:x2="8.743cm" svg:y2="7.017cm" draw:start-shape="id7" draw:start-glue-point="7" draw:end-shape="id8" draw:end-glue-point="4"><text:p/></draw:connector><draw:connector draw:style-name="gr9" draw:text-style-name="P27" svg:x1="7.17cm" svg:y1="7.334cm" svg:x2="7.489cm" svg:y2="7.793cm" draw:start-shape="id7" draw:start-glue-point="6" draw:end-shape="id9" draw:end-glue-point="3"><text:p/></draw:connector><draw:connector draw:style-name="gr9" draw:text-style-name="P27" svg:x1="8.744cm" svg:y1="7.544cm" svg:x2="8.398cm" svg:y2="7.793cm" draw:start-shape="id8" draw:start-glue-point="8" draw:end-shape="id9" draw:end-glue-point="1"><text:p/></draw:connector></draw:g><draw:g draw:style-name="gr3" draw:id="id16"><draw:custom-shape draw:style-name="gr4" draw:text-style-name="P27" svg:width="2.661cm" svg:height="2.89cm" svg:x="10.107cm" svg:y="7.724cm"><text:p/><draw:enhanced-geometry svg:viewBox="0 0 21600 21600" draw:type="rectangle" draw:enhanced-path="M 0 0 L 21600 0 21600 21600 0 21600 0 0 Z N"/></draw:custom-shape><draw:custom-shape draw:style-name="gr5" draw:text-style-name="P27" svg:width="2.133cm" svg:height="0.567cm" svg:x="10.107cm" svg:y="7.158cm"><text:p text:style-name="P28"><text:span text:style-name="T4">Eiffel code</text:span></text:p><draw:enhanced-geometry svg:viewBox="0 0 21600 21600" draw:type="rectangle" draw:enhanced-path="M 0 0 L 21600 0 21600 21600 0 21600 0 0 Z N"/></draw:custom-shape><draw:custom-shape draw:style-name="gr6" draw:text-style-name="P27" draw:id="id10" svg:width="0.699cm" svg:height="0.74cm" svg:x="10.282cm" svg:y="8.92cm"><text:p/><draw:enhanced-geometry svg:viewBox="0 0 21600 21600" draw:glue-points="10800 0 0 10800 10800 21600 21600 10800" draw:text-areas="5400 5400 16200 16200" draw:type="diamond" draw:enhanced-path="M 10800 0 L 21600 10800 10800 21600 0 10800 10800 0 Z N"/></draw:custom-shape><draw:custom-shape draw:style-name="gr7" draw:text-style-name="P27" draw:id="id11" svg:width="0.84cm" svg:height="0.532cm" svg:x="11.787cm" svg:y="9.343cm"><text:p/><draw:enhanced-geometry svg:viewBox="0 0 21600 21600" draw:glue-points="10800 0 3160 3160 0 10800 3160 18440 10800 21600 18440 18440 21600 10800 18440 3160" draw:text-areas="3200 3200 18400 18400" draw:type="ellipse"/></draw:custom-shape><draw:custom-shape draw:style-name="gr8" draw:text-style-name="P27" draw:id="id12" svg:width="0.911cm" svg:height="0.424cm" svg:x="10.949cm" svg:y="9.908cm"><text:p/><draw:enhanced-geometry svg:viewBox="0 0 21600 21600" draw:type="rectangle" draw:enhanced-path="M 0 0 L 21600 0 21600 21600 0 21600 0 0 Z N"/></draw:custom-shape><draw:connector draw:style-name="gr9" draw:text-style-name="P27" svg:x1="10.98cm" svg:y1="9.289cm" svg:x2="12.206cm" svg:y2="9.345cm" draw:start-shape="id10" draw:start-glue-point="7" draw:end-shape="id11" draw:end-glue-point="4"><text:p/></draw:connector><draw:connector draw:style-name="gr9" draw:text-style-name="P27" svg:x1="10.629cm" svg:y1="9.659cm" svg:x2="10.95cm" svg:y2="10.121cm" draw:start-shape="id10" draw:start-glue-point="6" draw:end-shape="id12" draw:end-glue-point="3"><text:p/></draw:connector><draw:connector draw:style-name="gr9" draw:text-style-name="P27" svg:x1="12.206cm" svg:y1="9.874cm" svg:x2="11.859cm" svg:y2="10.121cm" draw:start-shape="id11" draw:start-glue-point="8" draw:end-shape="id12" draw:end-glue-point="1"><text:p/></draw:connector></draw:g><draw:connector draw:style-name="gr10" draw:text-style-name="P27" svg:x1="2.66cm" svg:y1="1.727cm" svg:x2="4.688cm" svg:y2="2.575cm" draw:start-shape="id13" draw:start-glue-point="1" draw:end-shape="id14" draw:end-glue-point="0"><text:p/></draw:connector><draw:custom-shape draw:style-name="gr5" draw:text-style-name="P27" svg:width="1.611cm" svg:height="0.777cm" svg:x="3.009cm" svg:y="1.339cm"><text:p text:style-name="P28"><text:span text:style-name="T4">Valooder</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10" draw:text-style-name="P27" svg:x1="6.019cm" svg:y1="4.302cm" svg:x2="7.977cm" svg:y2="4.833cm" draw:start-shape="id14" draw:end-shape="id15" draw:end-glue-point="0"><text:p/></draw:connector><draw:custom-shape draw:style-name="gr5" draw:text-style-name="P27" svg:width="1.608cm" svg:height="0.777cm" svg:x="6.193cm" svg:y="3.912cm"><text:p text:style-name="P28"><text:span text:style-name="T4">uml2km</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10" draw:text-style-name="P27" svg:x1="9.305cm" svg:y1="6.558cm" svg:x2="11.439cm" svg:y2="7.159cm" draw:start-shape="id15" draw:end-shape="id16" draw:end-glue-point="0"><text:p/></draw:connector><draw:custom-shape draw:style-name="gr5" draw:text-style-name="P27" svg:width="1.611cm" svg:height="0.773cm" svg:x="9.548cm" svg:y="6.172cm"><text:p text:style-name="P28"><text:span text:style-name="T4">km2eiffel</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5" draw:text-style-name="P27" draw:id="id17" svg:width="2.456cm" svg:height="2.715cm" svg:x="13.744cm" svg:y="7.511cm"><text:p text:style-name="P28"><text:span text:style-name="T4">CADP</text:span></text:p><text:p text:style-name="P28"><text:span text:style-name="T4">toolbox</text:span></text:p><draw:enhanced-geometry svg:viewBox="0 0 21600 21600" draw:text-areas="?f0 ?f0 ?f4 ?f4" draw:type="quad-arrow-callout" draw:modifiers="3883.33772045275 6412.6878130217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draw:connector draw:style-name="gr10" draw:text-style-name="P27" svg:x1="12.767cm" svg:y1="8.886cm" svg:x2="13.746cm" svg:y2="8.867cm" draw:start-shape="id16" draw:start-glue-point="1" draw:end-shape="id17" draw:end-glue-point="3"><text:p/></draw:connector><draw:rect draw:style-name="gr11" draw:text-style-name="P27" draw:id="id18" svg:width="2.274cm" svg:height="0.81cm" svg:x="13.82cm" svg:y="10.931cm"><text:p text:style-name="P28"><text:span text:style-name="T4">Simulateur</text:span></text:p></draw:rect><draw:connector draw:style-name="gr12" draw:text-style-name="P27" draw:type="line" svg:x1="14.956cm" svg:y1="10.932cm" svg:x2="14.974cm" svg:y2="10.225cm" draw:start-shape="id18" draw:start-glue-point="0" draw:end-shape="id17" draw:end-glue-point="2"><text:p/></draw:connector><draw:rect draw:style-name="gr11" draw:text-style-name="P27" draw:id="id19" svg:width="2.274cm" svg:height="0.814cm" svg:x="6.828cm" svg:y="10.825cm"><text:p text:style-name="P28"><text:span text:style-name="T4">Simulateur</text:span></text:p></draw:rect><draw:connector draw:style-name="gr12" draw:text-style-name="P27" draw:type="line" svg:x1="7.964cm" svg:y1="10.827cm" svg:x2="7.976cm" svg:y2="8.287cm" draw:start-shape="id19" draw:start-glue-point="0" draw:end-shape="id15" draw:end-glue-point="2"><text:p/></draw:connector><draw:connector draw:style-name="gr12" draw:text-style-name="P27" draw:type="line" svg:x1="4.678cm" svg:y1="10.827cm" svg:x2="4.689cm" svg:y2="6.031cm" draw:start-shape="id20" draw:start-glue-point="0" draw:end-shape="id14" draw:end-glue-point="2"><text:p/></draw:connector><draw:rect draw:style-name="gr11" draw:text-style-name="P27" draw:id="id21" svg:width="2.274cm" svg:height="0.81cm" svg:x="0.184cm" svg:y="10.79cm"><text:p text:style-name="P28"><text:span text:style-name="T4">Simulateur</text:span></text:p></draw:rect><draw:connector draw:style-name="gr12" draw:text-style-name="P27" draw:type="line" svg:x1="1.32cm" svg:y1="10.791cm" svg:x2="1.332cm" svg:y2="3.455cm" draw:start-shape="id21" draw:start-glue-point="0" draw:end-shape="id13" draw:end-glue-point="2"><text:p/></draw:connector><draw:line draw:style-name="gr9" draw:text-style-name="P27" svg:x1="2.38cm" svg:y1="11.248cm" svg:x2="3.079cm" svg:y2="11.248cm"><text:p/></draw:line><draw:connector draw:style-name="gr13" draw:text-style-name="P27" draw:type="line" svg:x1="5.814cm" svg:y1="11.229cm" svg:x2="6.83cm" svg:y2="11.233cm" draw:start-shape="id20" draw:start-glue-point="1" draw:end-shape="id19" draw:end-glue-point="3"><text:p/></draw:connector><draw:rect draw:style-name="gr11" draw:text-style-name="P27" draw:id="id20" svg:width="2.273cm" svg:height="0.81cm" svg:x="3.542cm" svg:y="10.825cm"><text:p text:style-name="P28"><text:span text:style-name="T4">Simulateur</text:span></text:p></draw:rect></draw:g>Illustration <text:sequence text:ref-name="refIllustration0" text:name="Illustration" text:formula="ooow:Illustration+1" style:num-format="1">1</text:sequence>: Umlaut general structure</text:p></draw:text-box></draw:frame>These steps can be drawn as the illustration <text:sequence-ref text:reference-format="page" text:ref-name="refIllustration0">10</text:sequence-ref>.</text:p>
      <text:p text:style-name="Text_20_body"/>
      <text:p text:style-name="Text_20_body">Note that the simulator could be realized in most of the stages. For the beginning of the work on Umlaut in Kermeta, we did choice the executable model to be the most easy to execute, as its structure will be all Kermeta code. A simulator on reified could reuse the structure of the Kermeta simulator code as they manipulate “state” and “event” classes, but with rewriting. A simulator for the initial could incorporate the reified model simulator but would need a huge amount of coding in order to be able to manipulate state charts and instances diagrams together with actors and static classes.</text:p>
      <text:p text:style-name="Text_20_body"/>
      <text:h text:style-name="Heading_20_3" text:outline-level="3">State Machines – Minimum demands</text:h>
      <text:p text:style-name="Text_20_body">In relation with TGV needs, the model diagrams need completion of information requirements, in order to permit the generation of a complete and valid TGV input.</text:p>
      <text:p text:style-name="Text_20_body">Requirements :</text:p>
      <text:list text:style-name="L3">
        <text:list-item>
          <text:p text:style-name="P29">Class diagram :</text:p>
          <text:list>
            <text:list-item>
              <text:p text:style-name="P29"/>
            </text:list-item>
          </text:list>
        </text:list-item>
        <text:list-item>
          <text:p text:style-name="P29">State chart :</text:p>
          <text:list>
            <text:list-item>
              <text:p text:style-name="P29"/>
            </text:list-item>
          </text:list>
        </text:list-item>
        <text:list-item>
          <text:p text:style-name="P29">Instance diagrams :</text:p>
          <text:list>
            <text:list-item>
              <text:p text:style-name="P29"/>
            </text:list-item>
          </text:list>
        </text:list-item>
        <text:list-item>
          <text:p text:style-name="P29">Use cases :</text:p>
          <text:list>
            <text:list-item>
              <text:p text:style-name="P29"/>
            </text:list-item>
          </text:list>
        </text:list-item>
      </text:list>
      <text:p text:style-name="Text_20_body"/>
      <text:h text:style-name="Heading_20_3" text:outline-level="3">Simulation</text:h>
      <text:p text:style-name="Text_20_body">The Umlaut Simulator is design to execute the state machine and provide the user, for each turn of simulation, the global state of the system and a way to choose the next transition. It needs to make executable the diagrams given as a model of the system and to transform the diagram of instances in a initial global state of the system, before the user get hold on it (<text:sequence-ref text:reference-format="page" text:ref-name="refIllustration1">11</text:sequence-ref>).</text:p>
      <text:p text:style-name="Text_20_body"><draw:frame draw:style-name="fr2" draw:name="Cadre1" text:anchor-type="paragraph" svg:x="5.154cm" svg:y="0cm" svg:width="7.311cm" draw:z-index="0"><draw:text-box fo:min-height="10.253cm"><text:p text:style-name="P26"><draw:g text:anchor-type="paragraph" draw:z-index="1" draw:style-name="gr1"><draw:custom-shape draw:style-name="gr5" draw:text-style-name="P30" svg:width="1.572cm" svg:height="1.756cm" svg:x="2.843cm" svg:y="0.025cm"><text:p text:style-name="P28"><text:span text:style-name="T5">static</text:span></text:p><text:p text:style-name="P28"><text:span text:style-name="T5">diagram</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30" svg:width="1.572cm" svg:height="1.756cm" svg:x="5.149cm" svg:y="0cm"><text:p text:style-name="P28"><text:span text:style-name="T5">state</text:span></text:p><text:p text:style-name="P28"><text:span text:style-name="T5">cha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30" svg:width="1.572cm" svg:height="1.756cm" svg:x="0.589cm" svg:y="3.903cm"><text:p text:style-name="P28"><text:span text:style-name="T5">objec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4" draw:text-style-name="P30" svg:width="3.902cm" svg:height="1.391cm" svg:x="2.713cm" svg:y="2.094cm"><text:p text:style-name="P28"><text:span text:style-name="T5"/></text:p><text:p text:style-name="P28"><text:span text:style-name="T5">reification in</text:span></text:p><text:p text:style-name="P28"><text:span text:style-name="T5">Kermeta</text:span></text:p><draw:enhanced-geometry svg:viewBox="0 0 21600 21600" draw:text-areas="?f0 0 ?f2 ?f5" draw:type="down-arrow" draw:modifiers="7754.24460431655 2323.7704918032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5" draw:text-style-name="P30" svg:width="2.83cm" svg:height="1.572cm" svg:x="3.261cm" svg:y="3.614cm"><text:p text:style-name="P28"><text:span text:style-name="T5">executable</text:span></text:p><text:p text:style-name="P28"><text:span text:style-name="T5">model (</text:span><text:span text:style-name="T6">.km</text:span><text:span text:style-name="T5">)</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4" draw:text-style-name="P30" svg:width="5.292cm" svg:height="1.049cm" svg:x="0.615cm" svg:y="5.814cm"><text:p text:style-name="P28"><text:span text:style-name="T5">execution in</text:span></text:p><text:p text:style-name="P28"><text:span text:style-name="T5">Umlaut</text:span></text:p><draw:enhanced-geometry svg:viewBox="0 0 21600 21600" draw:glue-points="10800 0 2160 10800 10800 21600 19440 10800" draw:text-areas="4350 0 17250 21600" draw:type="flowchart-manual-operation" draw:enhanced-path="M 0 0 L 21600 0 17250 21600 4350 21600 0 0 Z N"/></draw:custom-shape><draw:custom-shape draw:style-name="gr16" draw:text-style-name="P31" svg:width="3.929cm" svg:height="2.045cm" svg:x="1.088cm" svg:y="7.385cm"><text:p text:style-name="P28"><text:span text:style-name="T7">behavior of the</text:span></text:p><text:p text:style-name="P28"><text:span text:style-name="T7">model on screen</text:span></text:p><draw:enhanced-geometry svg:viewBox="0 0 21600 21600" draw:glue-points="10800 0 0 10800 10800 21600 21600 10800" draw:text-areas="3600 0 17800 21600" draw:type="flowchart-display" draw:enhanced-path="M 3600 0 L 17800 0 X 21600 10800 17800 21600 L 3600 21600 0 10800 Z N"/></draw:custom-shape></draw:g>Illustration <text:sequence text:ref-name="refIllustration1" text:name="Illustration" text:formula="ooow:Illustration+1" style:num-format="1">2</text:sequence>: Simulator internals</text:p></draw:text-box></draw:frame></text:p>
      <text:h text:style-name="Heading_20_3" text:outline-level="3">Variation points</text:h>
      <text:p text:style-name="Text_20_body">Some cases in the treatment of the model are ambiguous and need a choice from the Umlaut user. Those choices can be predetermined by the user for the all treatment as the points which need such choices can be detect on-the-fly by Umlaut.</text:p>
      <text:p text:style-name="Text_20_body">Variation point types :</text:p>
      <text:list text:style-name="L4">
        <text:list-item>
          <text:p text:style-name="P32">Xxxx ... =&gt; choices :</text:p>
          <text:list>
            <text:list-item>
              <text:p text:style-name="P32">choice A : xxxx</text:p>
            </text:list-item>
            <text:list-item>
              <text:p text:style-name="P32">choice B : xxxx</text:p>
            </text:list-item>
          </text:list>
        </text:list-item>
        <text:list-item>
          <text:p text:style-name="P32">Zzzz <text:s/>... <text:s/>=&gt; choices :</text:p>
          <text:list>
            <text:list-item>
              <text:p text:style-name="P32"/>
            </text:list-item>
          </text:list>
        </text:list-item>
        <text:list-item>
          <text:p text:style-name="P32"/>
        </text:list-item>
      </text:list>
      <text:p text:style-name="Text_20_body"/>
      <text:h text:style-name="Heading_20_3" text:outline-level="3">Code generation for CADP tools Suite</text:h>
      <text:p text:style-name="P33">TODO : present the tools suite.....</text:p>
      <text:h text:style-name="Heading_20_4" text:outline-level="4">TGV needs</text:h>
      <text:p text:style-name="Text_20_body">The TGV tool has been design to run in batch context so it can passes problematic points without being stopped. The needs are sufficiently low and can be satisfied by any choice about variation points as presented in previous section.</text:p>
      <text:h text:style-name="Heading_20_2" text:outline-level="2">Definitions</text:h>
      <text:p text:style-name="Text_20_body">IUT : Implementation Under Test</text:p>
      <text:p text:style-name="Text_20_body"/>
      <text:h text:style-name="Heading_20_1" text:outline-level="1"><text:span text:style-name="T8">uml2km</text:span> tool analysis</text:h>
      <text:p text:style-name="Text_20_body">The uml2km tool realize the translation of an UML2 conform model (<text:span text:style-name="T9">.uml2</text:span>) into the equivalent Kermeta model (<text:span text:style-name="T9">.km</text:span>).</text:p>
      <text:p text:style-name="Text_20_body">For the Umlaut purpose (the old one functionalities), we will realize only the static diagram treatment in the first stage of development. The others UML2 diagrams should be ruled during a later step of UML2 integration into Kermeta environment.</text:p>
      <text:p text:style-name="Text_20_body">Like an interpreter, the uml2km tool should visit each element of the model, and transform it in its Kermeta equivalent. We implement a Visitor Design Pattern, dedicated to the structure of UML2 models (static class diagram for the first coding campaign).</text:p>
      <text:h text:style-name="Heading_20_2" text:outline-level="2">UML versatility</text:h>
      <text:p text:style-name="Text_20_body">The Umlaut aim is to give modelers a set of tools for manipulating UML models inside Kermeta suite.</text:p>
      <text:p text:style-name="Text_20_body">As the “uml2km” tool requires Visitor and Builder patterns, it is quiet easy to design a general application which could be extended to produce km2uml translation (or uml2ecore transform).</text:p>
      <text:p text:style-name="Text_20_body"/>
      <text:h text:style-name="Heading_20_1" text:outline-level="1">Generated Eiffel code analysis</text:h>
      <text:p text:style-name="Text_20_body">This section examines the Eiffel code generated as output by Umlaut in order to transform it in C language for being used by the CADP tools.</text:p>
      <text:p text:style-name="Text_20_body">TODO ........</text:p>
      <text:h text:style-name="Heading_20_1" text:outline-level="1">Advanced features</text:h>
      <text:p text:style-name="Text_20_body">Here is a presentation of some of the additional features that Umlaut provides or will provide.</text:p>
      <text:p text:style-name="Text_20_body">TODO .........</text:p>
      <text:h text:style-name="Heading_20_1" text:outline-level="1">Knowledge near Umlaut</text:h>
      <text:h text:style-name="Heading_20_2" text:outline-level="2">I/O-LTS</text:h>
      <text:p text:style-name="Text_20_body">The Input/Output Labeled Transition system is a model used for description of behavior of a reactive system. </text:p>
      <text:p text:style-name="Text_20_body">The transition(s) between two states is[are] labeled, and are distinguished in three types :</text:p>
      <text:list text:style-name="L5">
        <text:list-item>
          <text:p text:style-name="P34">Input transitions, noted <text:span text:style-name="T9">A</text:span><text:span text:style-name="T10">I</text:span> : those transitions originate from environment (tester) of the Implementation Under Test. Such events are controllable by the environment. Their labels are prefixed by a “<text:span text:style-name="T11">?</text:span>” in literature. </text:p>
        </text:list-item>
        <text:list-item>
          <text:p text:style-name="P34">Output transitions, noted <text:span text:style-name="T9">A</text:span><text:span text:style-name="T10">O</text:span> : those transitions originate from the Implementation Under Test in destination of environment (tester). Environment can only observe these events. Their labels are prefixed by a “<text:span text:style-name="T11">!</text:span>” in literature.</text:p>
        </text:list-item>
        <text:list-item>
          <text:p text:style-name="P34"><text:span text:style-name="T12">Internal transitions, noted </text:span><text:span text:style-name="T13"></text:span><text:span text:style-name="T12"> : those transitions cannot be observed by environment (tester)</text:span>.</text:p>
        </text:list-item>
      </text:list>
      <text:p text:style-name="Text_20_body">As presented by Thierry Jéron in “<text:span text:style-name="T12">On-the-fly Test Synthesis with TGV</text:span>”, methods based on Labeled Transition Systems establish conformance relation between Implementation Under Test and Specification, because of no hypothesis about specification, no checking sequences, giving unbias and exhaustiveness to the TGV tool results.</text:p>
      <text:p text:style-name="Text_20_body"/>
      <text:h text:style-name="Heading_20_2" text:outline-level="2">Conformance vs test purposes</text:h>
      <text:p text:style-name="Text_20_body">Testing for conformance goal is to accept/reject a particular implementation, in a formal way.</text:p>
      <text:p text:style-name="Text_20_body">Testing from test purposes aims to observe a definite behavior. This behavior can or not be related to a required behavior or correctness. Test purpose can be called “observation objective”<text:bibliography-mark text:identifier="MAC2005" text:bibliography-type="article" text:author="Patricia D.L. Machado, Daniel A. Silva, Alexandre C. Mota" text:institution="Laboratorio de Métodos Formais, CIn/Universidade Federal de Pernambuco, Brazil" text:organizations="Grupo de Métodos Formais, DSC/Universidade Federal de Campina Grande, Brazil">[1]</text:bibliography-mark>. Positive results with test purposes can give increase confidence about correctness, but no conformance.</text:p>
      <text:section text:style-name="Sect1" text:name="post-liminaires">
        <text:section text:style-name="Sect1" text:name="table_index" text:display="none">
          <text:p text:style-name="P35">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35">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36"/>
        </text:section>
        <text:section text:style-name="Sect1" text:name="bibliographie" text:display="none">
          <text:p text:style-name="P37">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35">Appendices</text:p>
        <text:p text:style-name="Text_20_body"/>
        <text:p text:style-name="Text_20_body"><text:bookmark text:name="SwXTextPosition508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Kermeta language</dc:title>
    <meta:initial-creator>Didier Vojtisek</meta:initial-creator>
    <meta:creation-date>2006-01-29T15:45:18</meta:creation-date>
    <dc:date>2006-04-07T16:39:51</dc:date>
    <meta:keyword>Kermeta</meta:keyword>
    <meta:keyword>metamodeling</meta:keyword>
    <meta:keyword>language</meta:keyword>
    <dc:language>en-US</dc:language>
    <meta:editing-cycles>174</meta:editing-cycles>
    <meta:editing-duration>P3DT0H49M41S</meta:editing-duration>
    <meta:user-defined meta:name="Authors">Franck Fleurey, Zoé Drey, Didier Vojtisek</meta:user-defined>
    <meta:user-defined meta:name="Corporate 1">INRIA</meta:user-defined>
    <meta:user-defined meta:name="Info 3"/>
    <meta:user-defined meta:name="Info 4"/>
    <meta:document-statistic meta:table-count="8" meta:image-count="0" meta:object-count="0" meta:page-count="14" meta:paragraph-count="263" meta:word-count="1237" meta:character-count="7939"/>
  </office:meta>
</office:document-meta>
</file>